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5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5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5" table:formula="of:= AVERAGE([.T74:.T78])" office:value-type="float" office:value="1.49290708561682" calcext:value-type="float">
            <text:p>1.4929</text:p>
          </table:table-cell>
          <table:table-cell table:formula="of:= AVERAGE([.T73:.T79])" office:value-type="float" office:value="1.47864178489625" calcext:value-type="float">
            <text:p>1.478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5" table:formula="of:= AVERAGE([.X74:.X78])" office:value-type="float" office:value="1.35943597990258" calcext:value-type="float">
            <text:p>1.3594</text:p>
          </table:table-cell>
          <table:table-cell table:formula="of:= AVERAGE([.X73:.X79])" office:value-type="float" office:value="1.34216901214772" calcext:value-type="float">
            <text:p>1.3422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5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59546757422382" calcext:value-type="float">
            <text:p>1.5955</text:p>
          </table:table-cell>
          <table:table-cell table:formula="of:= AVERAGE([.T74:.T80])" office:value-type="float" office:value="1.49674133240756" calcext:value-type="float">
            <text:p>1.4967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5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36335152975533" calcext:value-type="float">
            <text:p>1.3634</text:p>
          </table:table-cell>
          <table:table-cell table:formula="of:= AVERAGE([.X74:.X80])" office:value-type="float" office:value="1.27708724507843" calcext:value-type="float">
            <text:p>1.2771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9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2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2" table:formula="of:=AVERAGE([.H75:.H81])" office:value-type="float" office:value="1434.85714285714" calcext:value-type="float">
            <text:p>1 434,9</text:p>
          </table:table-cell>
          <table:table-cell table:style-name="ce35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75285851262157" calcext:value-type="float">
            <text:p>1.7529</text:p>
          </table:table-cell>
          <table:table-cell table:formula="of:= AVERAGE([.T76:.T80])" office:value-type="float" office:value="1.59903696314444" calcext:value-type="float">
            <text:p>1.5990</text:p>
          </table:table-cell>
          <table:table-cell table:formula="of:= AVERAGE([.T75:.T81])" office:value-type="float" office:value="1.47033105018332" calcext:value-type="float">
            <text:p>1.4703</text:p>
          </table:table-cell>
          <table:table-cell table:style-name="ce35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34019757119747" calcext:value-type="float">
            <text:p>1.3402</text:p>
          </table:table-cell>
          <table:table-cell table:formula="of:= AVERAGE([.X76:.X80])" office:value-type="float" office:value="1.27347007962954" calcext:value-type="float">
            <text:p>1.2735</text:p>
          </table:table-cell>
          <table:table-cell table:formula="of:= AVERAGE([.X75:.X81])" office:value-type="float" office:value="1.21707804346905" calcext:value-type="float">
            <text:p>1.2171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9" table:formula="of:= SUM([.H77:.H81]) / SUM([.F77:.F81])" office:value-type="float" office:value="41.7417582417582" calcext:value-type="float">
            <text:p>41,74</text:p>
          </table:table-cell>
          <table:table-cell table:formula="of:= SUM([.H76:.H82]) / SUM([.F76:.F82])" office:value-type="float" office:value="40.9398148148148" calcext:value-type="float">
            <text:p>40,94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2" table:formula="of:=AVERAGE([.F77:.F81])" office:value-type="float" office:value="36.4" calcext:value-type="float">
            <text:p>36,4</text:p>
          </table:table-cell>
          <table:table-cell table:formula="of:=AVERAGE([.F76:.F82])" office:value-type="float" office:value="36" calcext:value-type="float">
            <text:p>36,0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2" table:formula="of:=AVERAGE([.H77:.H81])" office:value-type="float" office:value="1519.4" calcext:value-type="float">
            <text:p>1 519,4</text:p>
          </table:table-cell>
          <table:table-cell table:formula="of:=AVERAGE([.H76:.H82])" office:value-type="float" office:value="1473.83333333333" calcext:value-type="float">
            <text:p>1 473,8</text:p>
          </table:table-cell>
          <table:table-cell table:formula="of:= SUM([.F76:.F82]) / SUM([.F71:.F77])" office:value-type="float" office:value="1.67441860465116" calcext:value-type="float">
            <text:p>1.6744</text:p>
          </table:table-cell>
          <table:table-cell table:formula="of:= AVERAGE([.T78:.T80])" office:value-type="float" office:value="1.58887405091235" calcext:value-type="float">
            <text:p>1.5889</text:p>
          </table:table-cell>
          <table:table-cell table:formula="of:= AVERAGE([.T77:.T81])" office:value-type="float" office:value="1.51471100360577" calcext:value-type="float">
            <text:p>1.5147</text:p>
          </table:table-cell>
          <table:table-cell table:formula="of:= AVERAGE([.T76:.T82])" office:value-type="float" office:value="1.39584258199052" calcext:value-type="float">
            <text:p>1.3958</text:p>
          </table:table-cell>
          <table:table-cell table:formula="of:= SUM([.H76:.H82]) / SUM([.H71:.H77])" office:value-type="float" office:value="1.18538873994638" calcext:value-type="float">
            <text:p>1.1854</text:p>
          </table:table-cell>
          <table:table-cell table:formula="of:= AVERAGE([.X78:.X80])" office:value-type="float" office:value="1.19635590550379" calcext:value-type="float">
            <text:p>1.1964</text:p>
          </table:table-cell>
          <table:table-cell table:formula="of:= AVERAGE([.X77:.X81])" office:value-type="float" office:value="1.14467627381982" calcext:value-type="float">
            <text:p>1.1447</text:p>
          </table:table-cell>
          <table:table-cell table:formula="of:= AVERAGE([.X76:.X82])" office:value-type="float" office:value="1.09474460688232" calcext:value-type="float">
            <text:p>1.0947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9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7.3095238095238" calcext:value-type="float">
            <text:p>37,31</text:p>
          </table:table-cell>
          <table:table-cell table:formula="of:= SUM([.H77:.H83]) / SUM([.F77:.F83])" office:value-type="float" office:value="41.7417582417582" calcext:value-type="float">
            <text:p>41,74</text:p>
          </table:table-cell>
          <table:table-cell table:style-name="ce32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2" calcext:value-type="float">
            <text:p>42,0</text:p>
          </table:table-cell>
          <table:table-cell table:formula="of:=AVERAGE([.F77:.F83])" office:value-type="float" office:value="36.4" calcext:value-type="float">
            <text:p>36,4</text:p>
          </table:table-cell>
          <table:table-cell table:style-name="ce32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567" calcext:value-type="float">
            <text:p>1 567,0</text:p>
          </table:table-cell>
          <table:table-cell table:formula="of:=AVERAGE([.H77:.H83])" office:value-type="float" office:value="1519.4" calcext:value-type="float">
            <text:p>1 519,4</text:p>
          </table:table-cell>
          <table:table-cell table:formula="of:= SUM([.F77:.F83]) / SUM([.F72:.F78])" office:value-type="float" office:value="1.33823529411765" calcext:value-type="float">
            <text:p>1.3382</text:p>
          </table:table-cell>
          <table:table-cell table:formula="of:= AVERAGE([.T79:.T81])" office:value-type="float" office:value="1.32979936160511" calcext:value-type="float">
            <text:p>1.3298</text:p>
          </table:table-cell>
          <table:table-cell table:formula="of:= AVERAGE([.T78:.T82])" office:value-type="float" office:value="1.3084670821897" calcext:value-type="float">
            <text:p>1.3085</text:p>
          </table:table-cell>
          <table:table-cell table:formula="of:= AVERAGE([.T77:.T83])" office:value-type="float" office:value="1.26524099801734" calcext:value-type="float">
            <text:p>1.2652</text:p>
          </table:table-cell>
          <table:table-cell table:formula="of:= SUM([.H77:.H83]) / SUM([.H72:.H78])" office:value-type="float" office:value="0.957042076089695" calcext:value-type="float">
            <text:p>0.9570</text:p>
          </table:table-cell>
          <table:table-cell table:formula="of:= AVERAGE([.X79:.X81])" office:value-type="float" office:value="0.962725798484363" calcext:value-type="float">
            <text:p>0.9627</text:p>
          </table:table-cell>
          <table:table-cell table:formula="of:= AVERAGE([.X78:.X82])" office:value-type="float" office:value="0.976985913307974" calcext:value-type="float">
            <text:p>0.9770</text:p>
          </table:table-cell>
          <table:table-cell table:formula="of:= AVERAGE([.X77:.X83])" office:value-type="float" office:value="0.948469594487872" calcext:value-type="float">
            <text:p>0.9485</text:p>
          </table:table-cell>
        </table:table-row>
        <table:table-row table:style-name="ro2">
          <table:table-cell/>
          <table:table-cell table:style-name="ce4" office:value-type="date" office:date-value="2021-10-20" calcext:value-type="date">
            <text:p>20.10.2021</text:p>
          </table:table-cell>
          <table:table-cell table:style-name="ce18" office:value-type="float" office:value="665" calcext:value-type="float">
            <text:p>665</text:p>
          </table:table-cell>
          <table:table-cell table:style-name="ce18" table:formula="of:= [.D80] + [.C81]" office:value-type="float" office:value="1710383" calcext:value-type="float">
            <text:p>1 710 383</text:p>
          </table:table-cell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5" table:formula="of:= [.G80] + [.F81]" office:value-type="float" office:value="82915" calcext:value-type="float">
            <text:p>82 915</text:p>
          </table:table-cell>
          <table:table-cell table:style-name="ce25" office:value-type="float" office:value="1998" calcext:value-type="float">
            <text:p>1 998</text:p>
          </table:table-cell>
          <table:table-cell table:style-name="ce25" table:formula="of:= [.I80] + [.H81]" office:value-type="float" office:value="448607" calcext:value-type="float">
            <text:p>448 607</text:p>
          </table:table-cell>
          <table:table-cell table:style-name="ce29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4.3364485981308" calcext:value-type="float">
            <text:p>34,34</text:p>
          </table:table-cell>
          <table:table-cell table:formula="of:= SUM([.H79:.H83]) / SUM([.F79:.F83])" office:value-type="float" office:value="32.3290322580645" calcext:value-type="float">
            <text:p>32,33</text:p>
          </table:table-cell>
          <table:table-cell table:formula="of:= SUM([.H78:.H84]) / SUM([.F78:.F84])" office:value-type="float" office:value="37.3095238095238" calcext:value-type="float">
            <text:p>37,31</text:p>
          </table:table-cell>
          <table:table-cell table:formula="of:=AVERAGE([.F80:.F82])" office:value-type="float" office:value="53.5" calcext:value-type="float">
            <text:p>53,5</text:p>
          </table:table-cell>
          <table:table-cell table:formula="of:=AVERAGE([.F79:.F83])" office:value-type="float" office:value="51.6666666666667" calcext:value-type="float">
            <text:p>51,7</text:p>
          </table:table-cell>
          <table:table-cell table:formula="of:=AVERAGE([.F78:.F84])" office:value-type="float" office:value="42" calcext:value-type="float">
            <text:p>42,0</text:p>
          </table:table-cell>
          <table:table-cell table:formula="of:=AVERAGE([.H80:.H82])" office:value-type="float" office:value="1837" calcext:value-type="float">
            <text:p>1 837,0</text:p>
          </table:table-cell>
          <table:table-cell table:formula="of:=AVERAGE([.H79:.H83])" office:value-type="float" office:value="1670.33333333333" calcext:value-type="float">
            <text:p>1 670,3</text:p>
          </table:table-cell>
          <table:table-cell table:formula="of:=AVERAGE([.H78:.H84])" office:value-type="float" office:value="1567" calcext:value-type="float">
            <text:p>1 567,0</text:p>
          </table:table-cell>
          <table:table-cell table:formula="of:= SUM([.F78:.F84]) / SUM([.F73:.F79])" office:value-type="float" office:value="0.976744186046512" calcext:value-type="float">
            <text:p>0.9767</text:p>
          </table:table-cell>
          <table:table-cell table:formula="of:= AVERAGE([.T80:.T82])" office:value-type="float" office:value="1.03798285077637" calcext:value-type="float">
            <text:p>1.0380</text:p>
          </table:table-cell>
          <table:table-cell table:formula="of:= AVERAGE([.T79:.T83])" office:value-type="float" office:value="1.05450601058157" calcext:value-type="float">
            <text:p>1.0545</text:p>
          </table:table-cell>
          <table:table-cell table:formula="of:= AVERAGE([.T78:.T84])" office:value-type="float" office:value="1.04346801209341" calcext:value-type="float">
            <text:p>1.0435</text:p>
          </table:table-cell>
          <table:table-cell table:formula="of:= SUM([.H78:.H84]) / SUM([.H73:.H79])" office:value-type="float" office:value="0.745746579417014" calcext:value-type="float">
            <text:p>0.7457</text:p>
          </table:table-cell>
          <table:table-cell table:formula="of:= AVERAGE([.X80:.X82])" office:value-type="float" office:value="0.750967975372731" calcext:value-type="float">
            <text:p>0.7510</text:p>
          </table:table-cell>
          <table:table-cell table:formula="of:= AVERAGE([.X79:.X83])" office:value-type="float" office:value="0.760816637553815" calcext:value-type="float">
            <text:p>0.7608</text:p>
          </table:table-cell>
          <table:table-cell table:formula="of:= AVERAGE([.X78:.X84])" office:value-type="float" office:value="0.782380215834073" calcext:value-type="float">
            <text:p>0.7824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1] + [.F82]" office:value-type="float" office:value="82915" calcext:value-type="float">
            <text:p>82 915</text:p>
          </table:table-cell>
          <table:table-cell table:style-name="ce5"/>
          <table:table-cell table:formula="of:= [.I81] + [.H82]" office:value-type="float" office:value="448607" calcext:value-type="float">
            <text:p>448 607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float" office:value="33.3" calcext:value-type="float">
            <text:p>33,30</text:p>
          </table:table-cell>
          <table:table-cell table:formula="of:= SUM([.H80:.H84]) / SUM([.F80:.F84])" office:value-type="float" office:value="34.3364485981308" calcext:value-type="float">
            <text:p>34,34</text:p>
          </table:table-cell>
          <table:table-cell table:formula="of:= SUM([.H79:.H85]) / SUM([.F79:.F85])" office:value-type="float" office:value="32.3290322580645" calcext:value-type="float">
            <text:p>32,33</text:p>
          </table:table-cell>
          <table:table-cell table:formula="of:=AVERAGE([.F81:.F83])" office:value-type="float" office:value="60" calcext:value-type="float">
            <text:p>60,0</text:p>
          </table:table-cell>
          <table:table-cell table:formula="of:=AVERAGE([.F80:.F84])" office:value-type="float" office:value="53.5" calcext:value-type="float">
            <text:p>53,5</text:p>
          </table:table-cell>
          <table:table-cell table:formula="of:=AVERAGE([.F79:.F85])" office:value-type="float" office:value="51.6666666666667" calcext:value-type="float">
            <text:p>51,7</text:p>
          </table:table-cell>
          <table:table-cell table:formula="of:=AVERAGE([.H81:.H83])" office:value-type="float" office:value="1998" calcext:value-type="float">
            <text:p>1 998,0</text:p>
          </table:table-cell>
          <table:table-cell table:formula="of:=AVERAGE([.H80:.H84])" office:value-type="float" office:value="1837" calcext:value-type="float">
            <text:p>1 837,0</text:p>
          </table:table-cell>
          <table:table-cell table:formula="of:=AVERAGE([.H79:.H85])" office:value-type="float" office:value="1670.33333333333" calcext:value-type="float">
            <text:p>1 670,3</text:p>
          </table:table-cell>
          <table:table-cell table:formula="of:= SUM([.F79:.F85]) / SUM([.F74:.F80])" office:value-type="float" office:value="0.798969072164948" calcext:value-type="float">
            <text:p>0.7990</text:p>
          </table:table-cell>
          <table:table-cell table:formula="of:= AVERAGE([.T81:.T83])" office:value-type="float" office:value="0.753292051379687" calcext:value-type="float">
            <text:p>0.7533</text:p>
          </table:table-cell>
          <table:table-cell table:formula="of:= AVERAGE([.T80:.T84])" office:value-type="float" office:value="0.775177845206897" calcext:value-type="float">
            <text:p>0.7752</text:p>
          </table:table-cell>
          <table:table-cell table:formula="of:= AVERAGE([.T79:.T85])" office:value-type="float" office:value="0.792901118669379" calcext:value-type="float">
            <text:p>0.7929</text:p>
          </table:table-cell>
          <table:table-cell table:formula="of:= SUM([.H79:.H85]) / SUM([.H74:.H80])" office:value-type="float" office:value="0.550115270611483" calcext:value-type="float">
            <text:p>0.5501</text:p>
          </table:table-cell>
          <table:table-cell table:formula="of:= AVERAGE([.X81:.X83])" office:value-type="float" office:value="0.553884123910999" calcext:value-type="float">
            <text:p>0.5539</text:p>
          </table:table-cell>
          <table:table-cell table:formula="of:= AVERAGE([.X80:.X84])" office:value-type="float" office:value="0.568927174083367" calcext:value-type="float">
            <text:p>0.5689</text:p>
          </table:table-cell>
          <table:table-cell table:formula="of:= AVERAGE([.X79:.X85])" office:value-type="float" office:value="0.575717801480459" calcext:value-type="float">
            <text:p>0.5757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2] + [.F83]" office:value-type="float" office:value="82915" calcext:value-type="float">
            <text:p>82 915</text:p>
          </table:table-cell>
          <table:table-cell table:style-name="ce5"/>
          <table:table-cell table:formula="of:= [.I82] + [.H83]" office:value-type="float" office:value="448607" calcext:value-type="float">
            <text:p>448 607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  <table:table-cell table:formula="of:= SUM([.H81:.H85]) / SUM([.F81:.F85])" office:value-type="float" office:value="33.3" calcext:value-type="float">
            <text:p>33,30</text:p>
          </table:table-cell>
          <table:table-cell table:formula="of:= SUM([.H80:.H86]) / SUM([.F80:.F86])" office:value-type="float" office:value="34.3364485981308" calcext:value-type="float">
            <text:p>34,34</text:p>
          </table:table-cell>
          <table:table-cell table:formula="of:=AVERAGE([.F82:.F84])" office:value-type="string" office:string-value="" calcext:value-type="error">
            <text:p>#DIV/0!</text:p>
          </table:table-cell>
          <table:table-cell table:formula="of:=AVERAGE([.F81:.F85])" office:value-type="float" office:value="60" calcext:value-type="float">
            <text:p>60,0</text:p>
          </table:table-cell>
          <table:table-cell table:formula="of:=AVERAGE([.F80:.F86])" office:value-type="float" office:value="53.5" calcext:value-type="float">
            <text:p>53,5</text:p>
          </table:table-cell>
          <table:table-cell table:formula="of:=AVERAGE([.H82:.H84])" office:value-type="string" office:string-value="" calcext:value-type="error">
            <text:p>#DIV/0!</text:p>
          </table:table-cell>
          <table:table-cell table:formula="of:=AVERAGE([.H81:.H85])" office:value-type="float" office:value="1998" calcext:value-type="float">
            <text:p>1 998,0</text:p>
          </table:table-cell>
          <table:table-cell table:formula="of:=AVERAGE([.H80:.H86])" office:value-type="float" office:value="1837" calcext:value-type="float">
            <text:p>1 837,0</text:p>
          </table:table-cell>
          <table:table-cell table:formula="of:= SUM([.F80:.F86]) / SUM([.F75:.F81])" office:value-type="float" office:value="0.484162895927602" calcext:value-type="float">
            <text:p>0.4842</text:p>
          </table:table-cell>
          <table:table-cell table:formula="of:= AVERAGE([.T82:.T84])" office:value-type="float" office:value="0.520303248623443" calcext:value-type="float">
            <text:p>0.5203</text:p>
          </table:table-cell>
          <table:table-cell table:formula="of:= AVERAGE([.T81:.T85])" office:value-type="float" office:value="0.507530786383368" calcext:value-type="float">
            <text:p>0.5075</text:p>
          </table:table-cell>
          <table:table-cell table:formula="of:= AVERAGE([.T80:.T86])" office:value-type="float" office:value="0.553698460862069" calcext:value-type="float">
            <text:p>0.5537</text:p>
          </table:table-cell>
          <table:table-cell table:formula="of:= SUM([.H80:.H86]) / SUM([.H75:.H81])" office:value-type="float" office:value="0.3657905217045" calcext:value-type="float">
            <text:p>0.3658</text:p>
          </table:table-cell>
          <table:table-cell table:formula="of:= AVERAGE([.X82:.X84])" office:value-type="float" office:value="0.380615738303375" calcext:value-type="float">
            <text:p>0.3806</text:p>
          </table:table-cell>
          <table:table-cell table:formula="of:= AVERAGE([.X81:.X85])" office:value-type="float" office:value="0.377518758865428" calcext:value-type="float">
            <text:p>0.3775</text:p>
          </table:table-cell>
          <table:table-cell table:formula="of:= AVERAGE([.X80:.X86])" office:value-type="float" office:value="0.406376552916691" calcext:value-type="float">
            <text:p>0.4064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3] + [.F84]" office:value-type="float" office:value="82915" calcext:value-type="float">
            <text:p>82 915</text:p>
          </table:table-cell>
          <table:table-cell table:style-name="ce5"/>
          <table:table-cell table:formula="of:= [.I83] + [.H84]" office:value-type="float" office:value="448607" calcext:value-type="float">
            <text:p>448 607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  <table:table-cell table:formula="of:= SUM([.H82:.H86]) / SUM([.F82:.F86])" office:value-type="string" office:string-value="" calcext:value-type="error">
            <text:p>#DIV/0!</text:p>
          </table:table-cell>
          <table:table-cell table:formula="of:= SUM([.H81:.H87]) / SUM([.F81:.F87])" office:value-type="float" office:value="33.3" calcext:value-type="float">
            <text:p>33,30</text:p>
          </table:table-cell>
          <table:table-cell table:formula="of:=AVERAGE([.F83:.F85])" office:value-type="string" office:string-value="" calcext:value-type="error">
            <text:p>#DIV/0!</text:p>
          </table:table-cell>
          <table:table-cell table:formula="of:=AVERAGE([.F82:.F86])" office:value-type="string" office:string-value="" calcext:value-type="error">
            <text:p>#DIV/0!</text:p>
          </table:table-cell>
          <table:table-cell table:formula="of:=AVERAGE([.F81:.F87])" office:value-type="float" office:value="60" calcext:value-type="float">
            <text:p>60,0</text:p>
          </table:table-cell>
          <table:table-cell table:formula="of:=AVERAGE([.H83:.H85])" office:value-type="string" office:string-value="" calcext:value-type="error">
            <text:p>#DIV/0!</text:p>
          </table:table-cell>
          <table:table-cell table:formula="of:=AVERAGE([.H82:.H86])" office:value-type="string" office:string-value="" calcext:value-type="error">
            <text:p>#DIV/0!</text:p>
          </table:table-cell>
          <table:table-cell table:formula="of:=AVERAGE([.H81:.H87])" office:value-type="float" office:value="1998" calcext:value-type="float">
            <text:p>1 998,0</text:p>
          </table:table-cell>
          <table:table-cell table:formula="of:= SUM([.F81:.F87]) / SUM([.F76:.F82])" office:value-type="float" office:value="0.277777777777778" calcext:value-type="float">
            <text:p>0.2778</text:p>
          </table:table-cell>
          <table:table-cell table:formula="of:= AVERAGE([.T83:.T85])" office:value-type="float" office:value="0.25398022456846" calcext:value-type="float">
            <text:p>0.2540</text:p>
          </table:table-cell>
          <table:table-cell table:formula="of:= AVERAGE([.T82:.T86])" office:value-type="float" office:value="0.312181949174066" calcext:value-type="float">
            <text:p>0.3122</text:p>
          </table:table-cell>
          <table:table-cell table:formula="of:= AVERAGE([.T81:.T87])" office:value-type="float" office:value="0.362521990273834" calcext:value-type="float">
            <text:p>0.3625</text:p>
          </table:table-cell>
          <table:table-cell table:formula="of:= SUM([.H81:.H87]) / SUM([.H76:.H82])" office:value-type="float" office:value="0.225941422594142" calcext:value-type="float">
            <text:p>0.2259</text:p>
          </table:table-cell>
          <table:table-cell table:formula="of:= AVERAGE([.X83:.X85])" office:value-type="float" office:value="0.197243981432881" calcext:value-type="float">
            <text:p>0.1972</text:p>
          </table:table-cell>
          <table:table-cell table:formula="of:= AVERAGE([.X82:.X86])" office:value-type="float" office:value="0.228369442982025" calcext:value-type="float">
            <text:p>0.2284</text:p>
          </table:table-cell>
          <table:table-cell table:formula="of:= AVERAGE([.X81:.X87])" office:value-type="float" office:value="0.269656256332448" calcext:value-type="float">
            <text:p>0.2697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4] + [.F85]" office:value-type="float" office:value="82915" calcext:value-type="float">
            <text:p>82 915</text:p>
          </table:table-cell>
          <table:table-cell table:style-name="ce5"/>
          <table:table-cell table:formula="of:= [.I84] + [.H85]" office:value-type="float" office:value="448607" calcext:value-type="float">
            <text:p>448 607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  <table:table-cell table:formula="of:= SUM([.H83:.H87]) / SUM([.F83:.F87])" office:value-type="string" office:string-value="" calcext:value-type="error">
            <text:p>#DIV/0!</text:p>
          </table:table-cell>
          <table:table-cell table:formula="of:= SUM([.H82:.H88]) / SUM([.F82:.F88])" office:value-type="string" office:string-value="" calcext:value-type="error">
            <text:p>#DIV/0!</text:p>
          </table:table-cell>
          <table:table-cell table:formula="of:=AVERAGE([.F84:.F86])" office:value-type="string" office:string-value="" calcext:value-type="error">
            <text:p>#DIV/0!</text:p>
          </table:table-cell>
          <table:table-cell table:formula="of:=AVERAGE([.F83:.F87])" office:value-type="string" office:string-value="" calcext:value-type="error">
            <text:p>#DIV/0!</text:p>
          </table:table-cell>
          <table:table-cell table:formula="of:=AVERAGE([.F82:.F88])" office:value-type="string" office:string-value="" calcext:value-type="error">
            <text:p>#DIV/0!</text:p>
          </table:table-cell>
          <table:table-cell table:formula="of:=AVERAGE([.H84:.H86])" office:value-type="string" office:string-value="" calcext:value-type="error">
            <text:p>#DIV/0!</text:p>
          </table:table-cell>
          <table:table-cell table:formula="of:=AVERAGE([.H83:.H87])" office:value-type="string" office:string-value="" calcext:value-type="error">
            <text:p>#DIV/0!</text:p>
          </table:table-cell>
          <table:table-cell table:formula="of:=AVERAGE([.H82:.H88])" office:value-type="string" office:string-value="" calcext:value-type="error">
            <text:p>#DIV/0!</text:p>
          </table:table-cell>
          <table:table-cell table:formula="of:= SUM([.F82:.F88]) / SUM([.F77:.F83])" office:value-type="float" office:value="0" calcext:value-type="float">
            <text:p>0.0000</text:p>
          </table:table-cell>
          <table:table-cell table:formula="of:= AVERAGE([.T84:.T86])" office:value-type="float" office:value="0.0925925925925926" calcext:value-type="float">
            <text:p>0.0926</text:p>
          </table:table-cell>
          <table:table-cell table:formula="of:= AVERAGE([.T83:.T87])" office:value-type="float" office:value="0.152388134741076" calcext:value-type="float">
            <text:p>0.1524</text:p>
          </table:table-cell>
          <table:table-cell table:formula="of:= AVERAGE([.T82:.T88])" office:value-type="float" office:value="0.222987106552904" calcext:value-type="float">
            <text:p>0.2230</text:p>
          </table:table-cell>
          <table:table-cell table:formula="of:= SUM([.H82:.H88]) / SUM([.H77:.H83])" office:value-type="float" office:value="0" calcext:value-type="float">
            <text:p>0.0000</text:p>
          </table:table-cell>
          <table:table-cell table:formula="of:= AVERAGE([.X84:.X86])" office:value-type="float" office:value="0.0753138075313808" calcext:value-type="float">
            <text:p>0.0753</text:p>
          </table:table-cell>
          <table:table-cell table:formula="of:= AVERAGE([.X83:.X87])" office:value-type="float" office:value="0.118346388859729" calcext:value-type="float">
            <text:p>0.1183</text:p>
          </table:table-cell>
          <table:table-cell table:formula="of:= AVERAGE([.X82:.X88])" office:value-type="float" office:value="0.163121030701447" calcext:value-type="float">
            <text:p>0.1631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5] + [.F86]" office:value-type="float" office:value="82915" calcext:value-type="float">
            <text:p>82 915</text:p>
          </table:table-cell>
          <table:table-cell table:style-name="ce5"/>
          <table:table-cell table:formula="of:= [.I85] + [.H86]" office:value-type="float" office:value="448607" calcext:value-type="float">
            <text:p>448 607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string" office:string-value="" calcext:value-type="error">
            <text:p>#DIV/0!</text:p>
          </table:table-cell>
          <table:table-cell table:formula="of:= SUM([.H83:.H89]) / SUM([.F83:.F89])" office:value-type="string" office:string-value="" calcext:value-type="error">
            <text:p>#DIV/0!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string" office:string-value="" calcext:value-type="error">
            <text:p>#DIV/0!</text:p>
          </table:table-cell>
          <table:table-cell table:formula="of:=AVERAGE([.F83:.F89])" office:value-type="string" office:string-value="" calcext:value-type="error">
            <text:p>#DIV/0!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string" office:string-value="" calcext:value-type="error">
            <text:p>#DIV/0!</text:p>
          </table:table-cell>
          <table:table-cell table:formula="of:=AVERAGE([.H83:.H89])" office:value-type="string" office:string-value="" calcext:value-type="error">
            <text:p>#DIV/0!</text:p>
          </table:table-cell>
          <table:table-cell table:formula="of:= SUM([.F83:.F89]) / SUM([.F78:.F84])" office:value-type="float" office:value="0" calcext:value-type="float">
            <text:p>0.0000</text:p>
          </table:table-cell>
          <table:table-cell table:formula="of:= AVERAGE([.T85:.T87])" office:value-type="float" office:value="0" calcext:value-type="float">
            <text:p>0.0000</text:p>
          </table:table-cell>
          <table:table-cell table:formula="of:= AVERAGE([.T84:.T88])" office:value-type="float" office:value="0.0555555555555556" calcext:value-type="float">
            <text:p>0.0556</text:p>
          </table:table-cell>
          <table:table-cell table:formula="of:= AVERAGE([.T83:.T89])" office:value-type="float" office:value="0.108848667672197" calcext:value-type="float">
            <text:p>0.1088</text:p>
          </table:table-cell>
          <table:table-cell table:formula="of:= SUM([.H83:.H89]) / SUM([.H78:.H84])" office:value-type="float" office:value="0" calcext:value-type="float">
            <text:p>0.0000</text:p>
          </table:table-cell>
          <table:table-cell table:formula="of:= AVERAGE([.X85:.X87])" office:value-type="float" office:value="0" calcext:value-type="float">
            <text:p>0.0000</text:p>
          </table:table-cell>
          <table:table-cell table:formula="of:= AVERAGE([.X84:.X88])" office:value-type="float" office:value="0.0451882845188285" calcext:value-type="float">
            <text:p>0.0452</text:p>
          </table:table-cell>
          <table:table-cell table:formula="of:= AVERAGE([.X83:.X89])" office:value-type="float" office:value="0.0845331348998061" calcext:value-type="float">
            <text:p>0.0845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6] + [.F87]" office:value-type="float" office:value="82915" calcext:value-type="float">
            <text:p>82 915</text:p>
          </table:table-cell>
          <table:table-cell table:style-name="ce5"/>
          <table:table-cell table:formula="of:= [.I86] + [.H87]" office:value-type="float" office:value="448607" calcext:value-type="float">
            <text:p>448 607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string" office:string-value="" calcext:value-type="error">
            <text:p>#DIV/0!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string" office:string-value="" calcext:value-type="error">
            <text:p>#DIV/0!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string" office:string-value="" calcext:value-type="error">
            <text:p>#DIV/0!</text:p>
          </table:table-cell>
          <table:table-cell table:formula="of:= SUM([.F84:.F90]) / SUM([.F79:.F85])" office:value-type="float" office:value="0" calcext:value-type="float">
            <text:p>0.0000</text:p>
          </table:table-cell>
          <table:table-cell table:formula="of:= AVERAGE([.T86:.T88])" office:value-type="float" office:value="0" calcext:value-type="float">
            <text:p>0.0000</text:p>
          </table:table-cell>
          <table:table-cell table:formula="of:= AVERAGE([.T85:.T89])" office:value-type="float" office:value="0" calcext:value-type="float">
            <text:p>0.0000</text:p>
          </table:table-cell>
          <table:table-cell table:formula="of:= AVERAGE([.T84:.T90])" office:value-type="string" office:string-value="" calcext:value-type="error">
            <text:p>#DIV/0!</text:p>
          </table:table-cell>
          <table:table-cell table:formula="of:= SUM([.H84:.H90]) / SUM([.H79:.H85])" office:value-type="float" office:value="0" calcext:value-type="float">
            <text:p>0.0000</text:p>
          </table:table-cell>
          <table:table-cell table:formula="of:= AVERAGE([.X86:.X88])" office:value-type="float" office:value="0" calcext:value-type="float">
            <text:p>0.0000</text:p>
          </table:table-cell>
          <table:table-cell table:formula="of:= AVERAGE([.X85:.X89])" office:value-type="float" office:value="0" calcext:value-type="float">
            <text:p>0.0000</text:p>
          </table:table-cell>
          <table:table-cell table:formula="of:= AVERAGE([.X84:.X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7] + [.F88]" office:value-type="float" office:value="82915" calcext:value-type="float">
            <text:p>82 915</text:p>
          </table:table-cell>
          <table:table-cell table:style-name="ce5"/>
          <table:table-cell table:formula="of:= [.I87] + [.H88]" office:value-type="float" office:value="448607" calcext:value-type="float">
            <text:p>448 607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float" office:value="0" calcext:value-type="float">
            <text:p>0.0000</text:p>
          </table:table-cell>
          <table:table-cell table:formula="of:= AVERAGE([.T87:.T89])" office:value-type="float" office:value="0" calcext:value-type="float">
            <text:p>0.0000</text:p>
          </table:table-cell>
          <table:table-cell table:formula="of:= AVERAGE([.T86:.T90])" office:value-type="string" office:string-value="" calcext:value-type="error">
            <text:p>#DIV/0!</text:p>
          </table:table-cell>
          <table:table-cell table:formula="of:= AVERAGE([.T85:.T91])" office:value-type="string" office:string-value="" calcext:value-type="error">
            <text:p>#DIV/0!</text:p>
          </table:table-cell>
          <table:table-cell table:formula="of:= SUM([.H85:.H91]) / SUM([.H80:.H86])" office:value-type="float" office:value="0" calcext:value-type="float">
            <text:p>0.0000</text:p>
          </table:table-cell>
          <table:table-cell table:formula="of:= AVERAGE([.X87:.X89])" office:value-type="float" office:value="0" calcext:value-type="float">
            <text:p>0.0000</text:p>
          </table:table-cell>
          <table:table-cell table:formula="of:= AVERAGE([.X86:.X90])" office:value-type="string" office:string-value="" calcext:value-type="error">
            <text:p>#DIV/0!</text:p>
          </table:table-cell>
          <table:table-cell table:formula="of:= AVERAGE([.X85:.X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8] + [.F89]" office:value-type="float" office:value="82915" calcext:value-type="float">
            <text:p>82 915</text:p>
          </table:table-cell>
          <table:table-cell table:style-name="ce5"/>
          <table:table-cell table:formula="of:= [.I88] + [.H89]" office:value-type="float" office:value="448607" calcext:value-type="float">
            <text:p>448 607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float" office:value="0" calcext:value-type="float">
            <text:p>0.0000</text:p>
          </table:table-cell>
          <table:table-cell table:formula="of:= AVERAGE([.T88:.T90])" office:value-type="string" office:string-value="" calcext:value-type="error">
            <text:p>#DIV/0!</text:p>
          </table:table-cell>
          <table:table-cell table:formula="of:= AVERAGE([.T87:.T91])" office:value-type="string" office:string-value="" calcext:value-type="error">
            <text:p>#DIV/0!</text:p>
          </table:table-cell>
          <table:table-cell table:formula="of:= AVERAGE([.T86:.T92])" office:value-type="string" office:string-value="" calcext:value-type="error">
            <text:p>#DIV/0!</text:p>
          </table:table-cell>
          <table:table-cell table:formula="of:= SUM([.H86:.H92]) / SUM([.H81:.H87])" office:value-type="float" office:value="0" calcext:value-type="float">
            <text:p>0.0000</text:p>
          </table:table-cell>
          <table:table-cell table:formula="of:= AVERAGE([.X88:.X90])" office:value-type="string" office:string-value="" calcext:value-type="error">
            <text:p>#DIV/0!</text:p>
          </table:table-cell>
          <table:table-cell table:formula="of:= AVERAGE([.X87:.X91])" office:value-type="string" office:string-value="" calcext:value-type="error">
            <text:p>#DIV/0!</text:p>
          </table:table-cell>
          <table:table-cell table:formula="of:= AVERAGE([.X86:.X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89] + [.F90]" office:value-type="float" office:value="82915" calcext:value-type="float">
            <text:p>82 915</text:p>
          </table:table-cell>
          <table:table-cell table:style-name="ce5"/>
          <table:table-cell table:formula="of:= [.I89] + [.H90]" office:value-type="float" office:value="448607" calcext:value-type="float">
            <text:p>448 607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string" office:string-value="" calcext:value-type="error">
            <text:p>#DIV/0!</text:p>
          </table:table-cell>
          <table:table-cell table:formula="of:= AVERAGE([.T89:.T91])" office:value-type="string" office:string-value="" calcext:value-type="error">
            <text:p>#DIV/0!</text:p>
          </table:table-cell>
          <table:table-cell table:formula="of:= AVERAGE([.T88:.T92])" office:value-type="string" office:string-value="" calcext:value-type="error">
            <text:p>#DIV/0!</text:p>
          </table:table-cell>
          <table:table-cell table:formula="of:= AVERAGE([.T87:.T93])" office:value-type="string" office:string-value="" calcext:value-type="error">
            <text:p>#DIV/0!</text:p>
          </table:table-cell>
          <table:table-cell table:formula="of:= SUM([.H87:.H93]) / SUM([.H82:.H88])" office:value-type="string" office:string-value="" calcext:value-type="error">
            <text:p>#DIV/0!</text:p>
          </table:table-cell>
          <table:table-cell table:formula="of:= AVERAGE([.X89:.X91])" office:value-type="string" office:string-value="" calcext:value-type="error">
            <text:p>#DIV/0!</text:p>
          </table:table-cell>
          <table:table-cell table:formula="of:= AVERAGE([.X88:.X92])" office:value-type="string" office:string-value="" calcext:value-type="error">
            <text:p>#DIV/0!</text:p>
          </table:table-cell>
          <table:table-cell table:formula="of:= AVERAGE([.X87:.X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90] + [.F91]" office:value-type="float" office:value="82915" calcext:value-type="float">
            <text:p>82 915</text:p>
          </table:table-cell>
          <table:table-cell table:style-name="ce5"/>
          <table:table-cell table:formula="of:= [.I90] + [.H91]" office:value-type="float" office:value="448607" calcext:value-type="float">
            <text:p>448 607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string" office:string-value="" calcext:value-type="error">
            <text:p>#DIV/0!</text:p>
          </table:table-cell>
          <table:table-cell table:formula="of:= AVERAGE([.T90:.T92])" office:value-type="string" office:string-value="" calcext:value-type="error">
            <text:p>#DIV/0!</text:p>
          </table:table-cell>
          <table:table-cell table:formula="of:= AVERAGE([.T89:.T93])" office:value-type="string" office:string-value="" calcext:value-type="error">
            <text:p>#DIV/0!</text:p>
          </table:table-cell>
          <table:table-cell table:formula="of:= AVERAGE([.T88:.T94])" office:value-type="string" office:string-value="" calcext:value-type="error">
            <text:p>#DIV/0!</text:p>
          </table:table-cell>
          <table:table-cell table:formula="of:= SUM([.H88:.H94]) / SUM([.H83:.H89])" office:value-type="string" office:string-value="" calcext:value-type="error">
            <text:p>#DIV/0!</text:p>
          </table:table-cell>
          <table:table-cell table:formula="of:= AVERAGE([.X90:.X92])" office:value-type="string" office:string-value="" calcext:value-type="error">
            <text:p>#DIV/0!</text:p>
          </table:table-cell>
          <table:table-cell table:formula="of:= AVERAGE([.X89:.X93])" office:value-type="string" office:string-value="" calcext:value-type="error">
            <text:p>#DIV/0!</text:p>
          </table:table-cell>
          <table:table-cell table:formula="of:= AVERAGE([.X88:.X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0383" calcext:value-type="float">
            <text:p>1 710 383</text:p>
          </table:table-cell>
          <table:table-cell/>
          <table:table-cell table:style-name="ce9"/>
          <table:table-cell table:style-name="ce5" table:formula="of:= [.G91] + [.F92]" office:value-type="float" office:value="82915" calcext:value-type="float">
            <text:p>82 915</text:p>
          </table:table-cell>
          <table:table-cell table:style-name="ce5"/>
          <table:table-cell table:formula="of:= [.I91] + [.H92]" office:value-type="float" office:value="448607" calcext:value-type="float">
            <text:p>448 607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string" office:string-value="" calcext:value-type="error">
            <text:p>#DIV/0!</text:p>
          </table:table-cell>
          <table:table-cell table:formula="of:= AVERAGE([.T91:.T93])" office:value-type="string" office:string-value="" calcext:value-type="error">
            <text:p>#DIV/0!</text:p>
          </table:table-cell>
          <table:table-cell table:formula="of:= AVERAGE([.T90:.T94])" office:value-type="string" office:string-value="" calcext:value-type="error">
            <text:p>#DIV/0!</text:p>
          </table:table-cell>
          <table:table-cell table:formula="of:= AVERAGE([.T89:.T95])" office:value-type="string" office:string-value="" calcext:value-type="error">
            <text:p>#DIV/0!</text:p>
          </table:table-cell>
          <table:table-cell table:formula="of:= SUM([.H89:.H95]) / SUM([.H84:.H90])" office:value-type="string" office:string-value="" calcext:value-type="error">
            <text:p>#DIV/0!</text:p>
          </table:table-cell>
          <table:table-cell table:formula="of:= AVERAGE([.X91:.X93])" office:value-type="string" office:string-value="" calcext:value-type="error">
            <text:p>#DIV/0!</text:p>
          </table:table-cell>
          <table:table-cell table:formula="of:= AVERAGE([.X90:.X94])" office:value-type="string" office:string-value="" calcext:value-type="error">
            <text:p>#DIV/0!</text:p>
          </table:table-cell>
          <table:table-cell table:formula="of:= AVERAGE([.X89:.X9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01:43:00.926614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1T09:46:08.788580486</dc:date>
    <dc:creator>Tomáš Metelka</dc:creator>
    <meta:editing-duration>P50DT5H38M46S</meta:editing-duration>
    <meta:editing-cycles>88</meta:editing-cycles>
    <meta:generator>LibreOffice/6.0.7.3$Linux_X86_64 LibreOffice_project/00m0$Build-3</meta:generator>
    <meta:document-statistic meta:table-count="2" meta:cell-count="18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8cm" svg:width="22.6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2">
                <text:p>4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3.5">
                <text:p>53.5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53.5">
                <text:p>53.5</text:p>
              </table:table-cell>
              <table:table-cell office:value-type="float" office:value="51.6666666666667">
                <text:p>51.6666666666667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18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473.83333333333">
                <text:p>1473.83333333333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567">
                <text:p>1567</text:p>
              </table:table-cell>
              <table:table-cell office:value-type="float" office:value="1519.4">
                <text:p>1519.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837">
                <text:p>1837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1837">
                <text:p>1837</text:p>
              </table:table-cell>
              <table:table-cell office:value-type="float" office:value="1670.33333333333">
                <text:p>1670.3333333333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47864178489625">
                <text:p>1.4786417848962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59546757422382">
                <text:p>1.59546757422382</text:p>
              </table:table-cell>
              <table:table-cell office:value-type="float" office:value="1.49674133240756">
                <text:p>1.49674133240756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75285851262157">
                <text:p>1.75285851262157</text:p>
              </table:table-cell>
              <table:table-cell office:value-type="float" office:value="1.59903696314444">
                <text:p>1.59903696314444</text:p>
              </table:table-cell>
              <table:table-cell office:value-type="float" office:value="1.47033105018332">
                <text:p>1.4703310501833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67441860465116">
                <text:p>1.67441860465116</text:p>
              </table:table-cell>
              <table:table-cell office:value-type="float" office:value="1.58887405091235">
                <text:p>1.58887405091235</text:p>
              </table:table-cell>
              <table:table-cell office:value-type="float" office:value="1.51471100360577">
                <text:p>1.51471100360577</text:p>
              </table:table-cell>
              <table:table-cell office:value-type="float" office:value="1.39584258199052">
                <text:p>1.3958425819905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33823529411765">
                <text:p>1.33823529411765</text:p>
              </table:table-cell>
              <table:table-cell office:value-type="float" office:value="1.32979936160511">
                <text:p>1.32979936160511</text:p>
              </table:table-cell>
              <table:table-cell office:value-type="float" office:value="1.3084670821897">
                <text:p>1.3084670821897</text:p>
              </table:table-cell>
              <table:table-cell office:value-type="float" office:value="1.26524099801734">
                <text:p>1.2652409980173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1.03798285077637">
                <text:p>1.03798285077637</text:p>
              </table:table-cell>
              <table:table-cell office:value-type="float" office:value="1.05450601058157">
                <text:p>1.05450601058157</text:p>
              </table:table-cell>
              <table:table-cell office:value-type="float" office:value="1.04346801209341">
                <text:p>1.0434680120934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798969072164948">
                <text:p>0.798969072164948</text:p>
              </table:table-cell>
              <table:table-cell office:value-type="float" office:value="0.753292051379687">
                <text:p>0.753292051379687</text:p>
              </table:table-cell>
              <table:table-cell office:value-type="float" office:value="0.775177845206897">
                <text:p>0.775177845206897</text:p>
              </table:table-cell>
              <table:table-cell office:value-type="float" office:value="0.792901118669379">
                <text:p>0.79290111866937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484162895927602">
                <text:p>0.484162895927602</text:p>
              </table:table-cell>
              <table:table-cell office:value-type="float" office:value="0.520303248623443">
                <text:p>0.520303248623443</text:p>
              </table:table-cell>
              <table:table-cell office:value-type="float" office:value="0.507530786383368">
                <text:p>0.507530786383368</text:p>
              </table:table-cell>
              <table:table-cell office:value-type="float" office:value="0.553698460862069">
                <text:p>0.55369846086206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25398022456846">
                <text:p>0.25398022456846</text:p>
              </table:table-cell>
              <table:table-cell office:value-type="float" office:value="0.312181949174066">
                <text:p>0.312181949174066</text:p>
              </table:table-cell>
              <table:table-cell office:value-type="float" office:value="0.362521990273834">
                <text:p>0.36252199027383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0.152388134741076">
                <text:p>0.152388134741076</text:p>
              </table:table-cell>
              <table:table-cell office:value-type="float" office:value="0.222987106552904">
                <text:p>0.22298710655290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08848667672197">
                <text:p>0.10884866767219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79cm" svg:width="22.28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4216901214772">
                <text:p>1.3421690121477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36335152975533">
                <text:p>1.36335152975533</text:p>
              </table:table-cell>
              <table:table-cell office:value-type="float" office:value="1.27708724507843">
                <text:p>1.27708724507843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34019757119747">
                <text:p>1.34019757119747</text:p>
              </table:table-cell>
              <table:table-cell office:value-type="float" office:value="1.27347007962954">
                <text:p>1.27347007962954</text:p>
              </table:table-cell>
              <table:table-cell office:value-type="float" office:value="1.21707804346905">
                <text:p>1.21707804346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18538873994638">
                <text:p>1.18538873994638</text:p>
              </table:table-cell>
              <table:table-cell office:value-type="float" office:value="1.19635590550379">
                <text:p>1.19635590550379</text:p>
              </table:table-cell>
              <table:table-cell office:value-type="float" office:value="1.14467627381982">
                <text:p>1.14467627381982</text:p>
              </table:table-cell>
              <table:table-cell office:value-type="float" office:value="1.09474460688232">
                <text:p>1.0947446068823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957042076089695">
                <text:p>0.957042076089695</text:p>
              </table:table-cell>
              <table:table-cell office:value-type="float" office:value="0.962725798484363">
                <text:p>0.962725798484363</text:p>
              </table:table-cell>
              <table:table-cell office:value-type="float" office:value="0.976985913307974">
                <text:p>0.976985913307974</text:p>
              </table:table-cell>
              <table:table-cell office:value-type="float" office:value="0.948469594487872">
                <text:p>0.94846959448787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745746579417014">
                <text:p>0.745746579417014</text:p>
              </table:table-cell>
              <table:table-cell office:value-type="float" office:value="0.750967975372731">
                <text:p>0.750967975372731</text:p>
              </table:table-cell>
              <table:table-cell office:value-type="float" office:value="0.760816637553815">
                <text:p>0.760816637553815</text:p>
              </table:table-cell>
              <table:table-cell office:value-type="float" office:value="0.782380215834073">
                <text:p>0.782380215834073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550115270611483">
                <text:p>0.550115270611483</text:p>
              </table:table-cell>
              <table:table-cell office:value-type="float" office:value="0.553884123910999">
                <text:p>0.553884123910999</text:p>
              </table:table-cell>
              <table:table-cell office:value-type="float" office:value="0.568927174083367">
                <text:p>0.568927174083367</text:p>
              </table:table-cell>
              <table:table-cell office:value-type="float" office:value="0.575717801480459">
                <text:p>0.57571780148045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3657905217045">
                <text:p>0.3657905217045</text:p>
              </table:table-cell>
              <table:table-cell office:value-type="float" office:value="0.380615738303375">
                <text:p>0.380615738303375</text:p>
              </table:table-cell>
              <table:table-cell office:value-type="float" office:value="0.377518758865428">
                <text:p>0.377518758865428</text:p>
              </table:table-cell>
              <table:table-cell office:value-type="float" office:value="0.406376552916691">
                <text:p>0.406376552916691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225941422594142">
                <text:p>0.225941422594142</text:p>
              </table:table-cell>
              <table:table-cell office:value-type="float" office:value="0.197243981432881">
                <text:p>0.197243981432881</text:p>
              </table:table-cell>
              <table:table-cell office:value-type="float" office:value="0.228369442982025">
                <text:p>0.228369442982025</text:p>
              </table:table-cell>
              <table:table-cell office:value-type="float" office:value="0.269656256332448">
                <text:p>0.26965625633244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  <table:table-cell office:value-type="float" office:value="0.0753138075313808">
                <text:p>0.0753138075313808</text:p>
              </table:table-cell>
              <table:table-cell office:value-type="float" office:value="0.118346388859729">
                <text:p>0.118346388859729</text:p>
              </table:table-cell>
              <table:table-cell office:value-type="float" office:value="0.163121030701447">
                <text:p>0.16312103070144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51882845188285">
                <text:p>0.0451882845188285</text:p>
              </table:table-cell>
              <table:table-cell office:value-type="float" office:value="0.0845331348998061">
                <text:p>0.084533134899806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40.9398148148148">
                <text:p>40.939814814814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7.3095238095238">
                <text:p>37.3095238095238</text:p>
              </table:table-cell>
              <table:table-cell office:value-type="float" office:value="41.7417582417582">
                <text:p>41.741758241758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4.3364485981308">
                <text:p>34.3364485981308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7.3095238095238">
                <text:p>37.309523809523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34.3364485981308">
                <text:p>34.3364485981308</text:p>
              </table:table-cell>
              <table:table-cell office:value-type="float" office:value="32.3290322580645">
                <text:p>32.329032258064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34.3364485981308">
                <text:p>34.336448598130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